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right" draw:textarea-vertical-align="middle" draw:auto-grow-height="false"/>
    </style:style>
    <style:style style:name="gr3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textarea-horizontal-align="justify" draw:textarea-vertical-align="bottom" draw:auto-grow-height="false"/>
    </style:style>
    <style:style style:name="gr9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.5cm" svg:x="4cm" svg:y="16.9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cm" svg:height="1.5cm" svg:x="10.5cm" svg:y="14.8cm">
          <text:p text:style-name="P1">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2.5cm" svg:x="4cm" svg:y="11.7cm">
          <text:p text:style-name="P1">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.5cm" svg:x="4cm" svg:y="8.7cm">
          <text:p text:style-name="P1">JSP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1.5cm" svg:x="11cm" svg:y="8.7cm">
          <text:p text:style-name="P1">Web Service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cm" svg:height="2.5cm" svg:x="4cm" svg:y="3.5cm">
          <text:p text:style-name="P1">User 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5cm" svg:x="4.5cm" svg:y="12.2cm">
          <text:p text:style-name="P1">注册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5cm" svg:x="7cm" svg:y="12.2cm">
          <text:p text:style-name="P1">注册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1.5cm" svg:x="9.5cm" svg:y="12.2cm">
          <text:p text:style-name="P1">其他注册逻辑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cm" svg:height="2.5cm" svg:x="11cm" svg:y="3.5cm">
          <text:p text:style-name="P1">Internal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16.499cm" svg:height="10.999cm" svg:x="2.5cm" svg:y="8cm" svg:viewBox="0 0 16500 11000" draw:points="0,0 0,11000 16500,11000 16500,2619 7966,2619 7966,0">
          <text:p/>
        </draw:polygon>
        <draw:line draw:style-name="gr4" draw:text-style-name="P1" draw:layer="layout" svg:x1="7cm" svg:y1="6cm" svg:x2="7cm" svg:y2="9cm">
          <text:p/>
        </draw:line>
        <draw:line draw:style-name="gr4" draw:text-style-name="P1" draw:layer="layout" svg:x1="14cm" svg:y1="6cm" svg:x2="14cm" svg:y2="9cm">
          <text:p/>
        </draw:line>
        <draw:frame draw:style-name="gr5" draw:layer="layout" svg:width="2.128cm" svg:height="0.988cm" svg:x="5cm" svg:y="6.5cm">
          <draw:text-box>
            <text:p>HTTP</text:p>
          </draw:text-box>
        </draw:frame>
        <draw:frame draw:style-name="gr5" draw:layer="layout" svg:width="2.128cm" svg:height="0.988cm" svg:x="11.872cm" svg:y="6.512cm">
          <draw:text-box>
            <text:p>HTTP</text:p>
          </draw:text-box>
        </draw:frame>
        <draw:line draw:style-name="gr4" draw:text-style-name="P1" draw:layer="layout" svg:x1="7cm" svg:y1="10.5cm" svg:x2="7cm" svg:y2="11.5cm">
          <text:p/>
        </draw:line>
        <draw:line draw:style-name="gr4" draw:text-style-name="P1" draw:layer="layout" svg:x1="14cm" svg:y1="10.5cm" svg:x2="14cm" svg:y2="11.5cm">
          <text:p/>
        </draw:line>
        <draw:line draw:style-name="gr4" draw:text-style-name="P1" draw:layer="layout" svg:x1="14cm" svg:y1="14cm" svg:x2="14cm" svg:y2="15cm">
          <text:p/>
        </draw:line>
        <draw:line draw:style-name="gr4" draw:text-style-name="P1" draw:layer="layout" svg:x1="14cm" svg:y1="16cm" svg:x2="14cm" svg:y2="17cm">
          <text:p/>
        </draw:line>
        <draw:line draw:style-name="gr4" draw:text-style-name="P1" draw:layer="layout" svg:x1="7.1cm" svg:y1="14.5cm" svg:x2="7.1cm" svg:y2="17cm">
          <text:p/>
        </draw:line>
      </draw:page>
      <draw:page draw:name="page2" draw:style-name="dp1" draw:master-page-name="Default">
        <draw:custom-shape draw:style-name="gr6" draw:text-style-name="P1" draw:layer="layout" svg:width="10cm" svg:height="13cm" svg:x="3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6cm" svg:x="4cm" svg:y="4.7cm"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8.5cm" svg:x="10.5cm" svg:y="4.7cm"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0.5cm" svg:x="4cm" svg:y="3.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6.5cm" svg:y="4.7cm">
          <text:p text:style-name="P1">to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6cm" svg:x="6.5cm" svg:y="7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0.5cm" svg:x="4cm" svg:y="14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cm" svg:height="2cm" svg:x="3.5cm" svg:y="1.5cm">
          <draw:text-box>
            <text:p>xxx.jsp</text:p>
            <text:p>xxx.do</text:p>
          </draw:text-box>
        </draw:frame>
      </draw:page>
      <draw:page draw:name="page3" draw:style-name="dp1" draw:master-page-name="Default">
        <draw:custom-shape draw:style-name="gr1" draw:text-style-name="P1" draw:layer="layout" svg:width="3cm" svg:height="4.5cm" svg:x="2.5cm" svg:y="8.5cm">
          <text:p text:style-name="P1">RegFor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cm" svg:y="5.5cm"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9cm" svg:y="1.2cm">
          <text:p text:style-name="P1">Interface</text:p>
          <text:p text:style-name="P1">Check</text:p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cm" svg:height="7.5cm" svg:x="13.5cm" svg:y="5.5cm">
          <text:p text:style-name="P1">Check ato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cm" svg:x="2.3cm" svg:y="6cm">
          <text:p text:style-name="P1">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cm" svg:height="1.5cm" svg:x="2cm" svg:y="5.5cm">
          <text:p text:style-name="P1">Interfa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cm" svg:y1="8.5cm" svg:x2="4cm" svg:y2="7cm">
          <text:p/>
        </draw:line>
        <draw:custom-shape draw:style-name="gr1" draw:text-style-name="P1" draw:layer="layout" svg:width="3.5cm" svg:height="1cm" svg:x="14cm" svg:y="6cm">
          <text:p text:style-name="P1">CheckE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1cm" svg:x="14cm" svg:y="7.5cm">
          <text:p text:style-name="P1">Check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1cm" svg:x="14cm" svg:y="9cm">
          <text:p text:style-name="P1">CheckG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0cm" svg:y1="5.5cm" svg:x2="10cm" svg:y2="4cm">
          <text:p/>
        </draw:line>
        <draw:line draw:style-name="gr9" draw:text-style-name="P1" draw:layer="layout" svg:x1="8.6cm" svg:y1="6.5cm" svg:x2="6.1cm" svg:y2="6.5cm">
          <text:p/>
        </draw:line>
        <draw:line draw:style-name="gr9" draw:text-style-name="P1" draw:layer="layout" svg:x1="11.5cm" svg:y1="6.5cm" svg:x2="13.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文泉驿正黑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0T16:03:38</meta:creation-date>
    <dc:date>2009-04-20T21:54:57</dc:date>
    <meta:editing-duration>PT05H19M07S</meta:editing-duration>
    <meta:editing-cycles>3</meta:editing-cycles>
    <meta:generator>OpenOffice.org/3.0$Linux OpenOffice.org_project/300m15$Build-9379</meta:generator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